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 manifest:full-path="ObjectReplacements/Object 16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8"/>
  <manifest:file-entry manifest:media-type="" manifest:full-path="ObjectReplacements/Object 16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9" style:family="paragraph" style:parent-style-name="Text_20_body">
      <style:paragraph-properties fo:margin-left="0cm" fo:margin-right="0cm" fo:margin-top="0cm" fo:margin-bottom="0.212cm" fo:text-align="justify" style:justify-single-word="false" fo:text-indent="0.499cm" style:auto-text-indent="false"/>
    </style:style>
    <style:style style:name="P10" style:family="paragraph" style:parent-style-name="Heading_20_4">
      <style:paragraph-properties fo:margin-left="0cm" fo:margin-right="0cm" fo:text-indent="0.499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4" style:family="paragraph" style:parent-style-name="Heading_20_3">
      <style:paragraph-properties fo:break-before="page"/>
    </style:style>
    <style:style style:name="P15" style:family="paragraph" style:parent-style-name="Code">
      <style:text-properties fo:font-weight="normal" style:font-weight-asian="normal" style:font-weight-complex="normal"/>
    </style:style>
    <style:style style:name="P16" style:family="paragraph" style:parent-style-name="Heading_20_1" style:master-page-name="Standard">
      <style:paragraph-properties style:page-number="1"/>
    </style:style>
    <style:style style:name="P17" style:family="paragraph" style:parent-style-name="Text_20_body" style:master-page-name="Index">
      <style:paragraph-properties style:page-number="auto"/>
    </style:style>
    <style:style style:name="P18" style:family="paragraph" style:parent-style-name="Text_20_body" style:list-style-name="List_20_2"/>
    <style:style style:name="P19" style:family="paragraph" style:parent-style-name="Text_20_body" style:list-style-name="List_20_2"/>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paragraph-properties fo:text-align="center" style:justify-single-word="false"/>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list-style-name="L2">
      <style:paragraph-properties fo:text-align="center" style:justify-single-word="false"/>
    </style:style>
    <style:style style:name="P29" style:family="paragraph" style:parent-style-name="Text_20_body" style:list-style-name="L2">
      <style:paragraph-properties fo:text-align="center"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ist_20_2"/>
    <style:style style:name="P32" style:family="paragraph" style:parent-style-name="Text_20_body" style:list-style-name="List_20_2"/>
    <style:style style:name="P33" style:family="paragraph" style:parent-style-name="Text_20_body" style:list-style-name="List_20_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itle" style:master-page-name="First_20_Page">
      <style:paragraph-properties style:page-number="auto"/>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5">
      <style:paragraph-properties>
        <style:tab-stops>
          <style:tab-stop style:position="15cm" style:type="right" style:leader-style="dotted" style:leader-text="."/>
        </style:tab-stops>
      </style:paragraph-properties>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style:style>
    <style:style style:name="T4"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5"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6" style:family="text">
      <style:text-properties style:font-name="Bitstream Vera Sans1"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7"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8" style:family="text">
      <style:text-properties fo:language="en" fo:country="US"/>
    </style:style>
    <style:style style:name="T9" style:family="text">
      <style:text-properties style:font-name="Nimbus Mono 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7:17:04">9 novembre 2007</text:date><text:line-break/>Numéro de révision : <text:editing-cycles>129</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7"/>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45"><text:a xlink:type="simple" xlink:href="#1.Introduction|outline" text:style-name="Index_20_Link" text:visited-style-name="Index_20_Link">1. Introduction</text:a><text:tab/>1</text:p>
          <text:p text:style-name="P42"><text:a xlink:type="simple" xlink:href="#1.1.Les données|outline" text:style-name="Index_20_Link" text:visited-style-name="Index_20_Link">1.1. Les données</text:a><text:tab/>1</text:p>
          <text:p text:style-name="P42"><text:a xlink:type="simple" xlink:href="#1.2.Les variables|outline" text:style-name="Index_20_Link" text:visited-style-name="Index_20_Link">1.2. Les variables</text:a><text:tab/>1</text:p>
          <text:p text:style-name="P42"><text:a xlink:type="simple" xlink:href="#1.3.Commentaires|outline" text:style-name="Index_20_Link" text:visited-style-name="Index_20_Link">1.3. Commentaires</text:a><text:tab/>1</text:p>
          <text:p text:style-name="P45"><text:a xlink:type="simple" xlink:href="#2.Modèle déterministe|outline" text:style-name="Index_20_Link" text:visited-style-name="Index_20_Link">2. Modèle déterministe</text:a><text:tab/>2</text:p>
          <text:p text:style-name="P42"><text:a xlink:type="simple" xlink:href="#2.1.Formulation du problème|outline" text:style-name="Index_20_Link" text:visited-style-name="Index_20_Link">2.1. Formulation du problème</text:a><text:tab/>2</text:p>
          <text:p text:style-name="P42"><text:a xlink:type="simple" xlink:href="#2.2.Méthodes de résolution|outline" text:style-name="Index_20_Link" text:visited-style-name="Index_20_Link">2.2. Méthodes de résolution</text:a><text:tab/>3</text:p>
          <text:p text:style-name="P46"><text:a xlink:type="simple" xlink:href="#2.2.1.Relaxation lagrangienne|outline" text:style-name="Index_20_Link" text:visited-style-name="Index_20_Link">2.2.1. Relaxation lagrangienne</text:a><text:tab/>3</text:p>
          <text:p text:style-name="P44"><text:a xlink:type="simple" xlink:href="#2.2.1.1.Linéarisation|outline" text:style-name="Index_20_Link" text:visited-style-name="Index_20_Link">2.2.1.1. Linéarisation</text:a><text:tab/>3</text:p>
          <text:p text:style-name="P44"><text:a xlink:type="simple" xlink:href="#2.2.1.2.Relaxation lagrangienne|outline" text:style-name="Index_20_Link" text:visited-style-name="Index_20_Link">2.2.1.2. Relaxation lagrangienne</text:a><text:tab/>3</text:p>
          <text:p text:style-name="P44"><text:a xlink:type="simple" xlink:href="#2.2.1.3.Dual lagrangien|outline" text:style-name="Index_20_Link" text:visited-style-name="Index_20_Link">2.2.1.3. Dual lagrangien</text:a><text:tab/>5</text:p>
          <text:p text:style-name="P46"><text:a xlink:type="simple" xlink:href="#2.2.2.Recuit Simulé|outline" text:style-name="Index_20_Link" text:visited-style-name="Index_20_Link">2.2.2. Recuit Simulé</text:a><text:tab/>6</text:p>
          <text:p text:style-name="P44"><text:a xlink:type="simple" xlink:href="#2.2.2.1.Définition|outline" text:style-name="Index_20_Link" text:visited-style-name="Index_20_Link">2.2.2.1. Définition</text:a><text:tab/>6</text:p>
          <text:p text:style-name="P44"><text:a xlink:type="simple" xlink:href="#2.2.2.2.Solution Initiale|outline" text:style-name="Index_20_Link" text:visited-style-name="Index_20_Link">2.2.2.2. Solution Initiale</text:a><text:tab/>6</text:p>
          <text:p text:style-name="P47"><text:a xlink:type="simple" xlink:href="#2.2.2.2.1.Approche naïve|outline" text:style-name="Index_20_Link" text:visited-style-name="Index_20_Link">2.2.2.2.1. Approche naïve</text:a><text:tab/>6</text:p>
          <text:p text:style-name="P47"><text:a xlink:type="simple" xlink:href="#2.2.2.2.2.Approche gloutonne|outline" text:style-name="Index_20_Link" text:visited-style-name="Index_20_Link">2.2.2.2.2. Approche gloutonne</text:a><text:tab/>6</text:p>
          <text:p text:style-name="P47"><text:a xlink:type="simple" xlink:href="#2.2.2.2.3.Approche par relaxation d'une contrainte|outline" text:style-name="Index_20_Link" text:visited-style-name="Index_20_Link">2.2.2.2.3. Approche par relaxation d'une contrainte</text:a><text:tab/>6</text:p>
          <text:p text:style-name="P44"><text:a xlink:type="simple" xlink:href="#2.2.2.3.Température initiale et décroissance|outline" text:style-name="Index_20_Link" text:visited-style-name="Index_20_Link">2.2.2.3. Température initiale et décroissance</text:a><text:tab/>7</text:p>
          <text:p text:style-name="P47"><text:a xlink:type="simple" xlink:href="#2.2.2.3.1.Méthode de Kirkpatrick|outline" text:style-name="Index_20_Link" text:visited-style-name="Index_20_Link">2.2.2.3.1. Méthode de Kirkpatrick</text:a><text:tab/>7</text:p>
          <text:p text:style-name="P47"><text:a xlink:type="simple" xlink:href="#2.2.2.3.2.Méthode adaptative|outline" text:style-name="Index_20_Link" text:visited-style-name="Index_20_Link">2.2.2.3.2. Méthode adaptative</text:a><text:tab/>7</text:p>
          <text:p text:style-name="P44"><text:a xlink:type="simple" xlink:href="#2.2.2.4.Le modèle de réglage|outline" text:style-name="Index_20_Link" text:visited-style-name="Index_20_Link">2.2.2.4. Le modèle de réglage</text:a><text:tab/>8</text:p>
          <text:p text:style-name="P46"><text:a xlink:type="simple" xlink:href="#2.2.3.Variable Neighbourghood Search (VNS)|outline" text:style-name="Index_20_Link" text:visited-style-name="Index_20_Link">2.2.3. Variable Neighbourghood Search (VNS)</text:a><text:tab/>9</text:p>
          <text:p text:style-name="P44"><text:a xlink:type="simple" xlink:href="#2.2.3.1.Définition|outline" text:style-name="Index_20_Link" text:visited-style-name="Index_20_Link">2.2.3.1. Définition</text:a><text:tab/>9</text:p>
          <text:p text:style-name="P44"><text:a xlink:type="simple" xlink:href="#2.2.3.2.Solution Initiale|outline" text:style-name="Index_20_Link" text:visited-style-name="Index_20_Link">2.2.3.2. Solution Initiale</text:a><text:tab/>9</text:p>
          <text:p text:style-name="P44"><text:a xlink:type="simple" xlink:href="#2.2.3.3.Structures de voisinage|outline" text:style-name="Index_20_Link" text:visited-style-name="Index_20_Link">2.2.3.3. Structures de voisinage</text:a><text:tab/>9</text:p>
          <text:p text:style-name="P44"><text:a xlink:type="simple" xlink:href="#2.2.3.4.Algorithme VNS|outline" text:style-name="Index_20_Link" text:visited-style-name="Index_20_Link">2.2.3.4. Algorithme VNS</text:a><text:tab/>10</text:p>
          <text:p text:style-name="P45"><text:a xlink:type="simple" xlink:href="#3.Modèle stochastique|outline" text:style-name="Index_20_Link" text:visited-style-name="Index_20_Link">3. Modèle stochastique</text:a><text:tab/>11</text:p>
          <text:p text:style-name="P42"><text:a xlink:type="simple" xlink:href="#3.1.Les données|outline" text:style-name="Index_20_Link" text:visited-style-name="Index_20_Link">3.1. Les données</text:a><text:tab/>11</text:p>
          <text:p text:style-name="P42"><text:a xlink:type="simple" xlink:href="#3.2.Formulation du problème|outline" text:style-name="Index_20_Link" text:visited-style-name="Index_20_Link">3.2. Formulation du problème</text:a><text:tab/>11</text:p>
          <text:p text:style-name="P42"><text:a xlink:type="simple" xlink:href="#3.3.Commentaires|outline" text:style-name="Index_20_Link" text:visited-style-name="Index_20_Link">3.3. Commentaires</text:a><text:tab/>12</text:p>
          <text:p text:style-name="P42"><text:a xlink:type="simple" xlink:href="#3.4.Méthodes de résolution|outline" text:style-name="Index_20_Link" text:visited-style-name="Index_20_Link">3.4. Méthodes de résolution</text:a><text:tab/>12</text:p>
          <text:p text:style-name="P46"><text:a xlink:type="simple" xlink:href="#3.4.1.Relaxation lagrangienne|outline" text:style-name="Index_20_Link" text:visited-style-name="Index_20_Link">3.4.1. Relaxation lagrangienne</text:a><text:tab/>12</text:p>
          <text:p text:style-name="P44"><text:a xlink:type="simple" xlink:href="#3.4.1.1.Relaxation lagrangienne|outline" text:style-name="Index_20_Link" text:visited-style-name="Index_20_Link">3.4.1.1. Relaxation lagrangienne</text:a><text:tab/>12</text:p>
          <text:p text:style-name="P44"><text:a xlink:type="simple" xlink:href="#3.4.1.2.Dual lagrangien|outline" text:style-name="Index_20_Link" text:visited-style-name="Index_20_Link">3.4.1.2. Dual lagrangien</text:a><text:tab/>13</text:p>
          <text:p text:style-name="P46"><text:a xlink:type="simple" xlink:href="#3.4.2.Recuit Simulé|outline" text:style-name="Index_20_Link" text:visited-style-name="Index_20_Link">3.4.2. Recuit Simulé</text:a><text:tab/>13</text:p>
          <text:p text:style-name="P44"><text:a xlink:type="simple" xlink:href="#3.4.2.1.Solution initiale|outline" text:style-name="Index_20_Link" text:visited-style-name="Index_20_Link">3.4.2.1. Solution initiale</text:a><text:tab/>13</text:p>
          <text:p text:style-name="P44"><text:a xlink:type="simple" xlink:href="#3.4.2.2.Température initiale et décroissance|outline" text:style-name="Index_20_Link" text:visited-style-name="Index_20_Link">3.4.2.2. Température initiale et décroissance</text:a><text:tab/>14</text:p>
          <text:p text:style-name="P44"><text:a xlink:type="simple" xlink:href="#3.4.2.3.Le modèle de réglage|outline" text:style-name="Index_20_Link" text:visited-style-name="Index_20_Link">3.4.2.3. Le modèle de réglage</text:a><text:tab/>14</text:p>
          <text:p text:style-name="P46"><text:a xlink:type="simple" xlink:href="#3.4.3.Variable Neighbourghood Search (VNS)|outline" text:style-name="Index_20_Link" text:visited-style-name="Index_20_Link">3.4.3. Variable Neighbourghood Search (VNS)</text:a><text:tab/>14</text:p>
          <text:p text:style-name="P45"><text:a xlink:type="simple" xlink:href="#4.Conclusion|outline" text:style-name="Index_20_Link" text:visited-style-name="Index_20_Link">4. Conclusion</text:a><text:tab/>15</text:p>
        </text:index-body>
      </text:table-of-content>
      <text:p text:style-name="Standard"/>
      <text:h text:style-name="P16"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8"><draw:frame draw:style-name="fr1" draw:name="Object2" text:anchor-type="as-char" svg:width="0.469cm" svg:height="0.492cm" draw:z-index="127"><draw:object xlink:href="./Object 2" xlink:type="simple" xlink:show="embed" xlink:actuate="onLoad"/><draw:image xlink:href="./ObjectReplacements/Object 2" xlink:type="simple" xlink:show="embed" xlink:actuate="onLoad"/></draw:frame> : titres disponibles;</text:p>
        </text:list-item>
        <text:list-item>
          <text:p text:style-name="P18"><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8"><draw:frame draw:style-name="fr1" draw:name="Object3" text:anchor-type="as-char" svg:width="0.644cm" svg:height="0.563cm" draw:z-index="7"><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8"><draw:frame draw:style-name="fr1" draw:name="Object4" text:anchor-type="as-char" svg:width="0.45cm" svg:height="0.492cm" draw:z-index="8"><draw:object xlink:href="./Object 4" xlink:type="simple" xlink:show="embed" xlink:actuate="onLoad"/><draw:image xlink:href="./ObjectReplacements/Object 4" xlink:type="simple" xlink:show="embed" xlink:actuate="onLoad"/></draw:frame>: espérance désirée du rendement;</text:p>
        </text:list-item>
        <text:list-item>
          <text:p text:style-name="P18"><draw:frame draw:style-name="fr1" draw:name="Object5" text:anchor-type="as-char" svg:width="0.48cm" svg:height="0.492cm" draw:z-index="9"><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8"><draw:frame draw:style-name="fr1" draw:name="Object7" text:anchor-type="as-char" svg:width="0.476cm" svg:height="0.563cm" draw:z-index="10"><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11"><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12"><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4"><draw:frame draw:style-name="fr1" draw:name="Object16" text:anchor-type="as-char" svg:width="0.54cm" svg:height="0.563cm" draw:z-index="13"><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4"><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5"><draw:object xlink:href="./Object 34" xlink:type="simple" xlink:show="embed" xlink:actuate="onLoad"/><draw:image xlink:href="./ObjectReplacements/Object 34" xlink:type="simple" xlink:show="embed" xlink:actuate="onLoad"/></draw:frame></text:span><text:span text:style-name="T2">.</text:span></text:p>
        </text:list-item>
        <text:list-item>
          <text:p text:style-name="P24"><draw:frame draw:style-name="fr1" draw:name="Object37" text:anchor-type="as-char" svg:width="0.542cm" svg:height="0.563cm" draw:z-index="22"><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23"><draw:object xlink:href="./Object 39" xlink:type="simple" xlink:show="embed" xlink:actuate="onLoad"/><draw:image xlink:href="./ObjectReplacements/Object 39" xlink:type="simple" xlink:show="embed" xlink:actuate="onLoad"/></draw:frame></text:span><text:span text:style-name="T2"> dans le portefeuille. </text:span></text:p>
          <text:p text:style-name="P26"><draw:frame draw:style-name="fr1" draw:name="Object39" text:anchor-type="as-char" svg:width="6.008cm" svg:height="1.108cm" draw:z-index="40"><draw:object xlink:href="./Object 40" xlink:type="simple" xlink:show="embed" xlink:actuate="onLoad"/><draw:image xlink:href="./ObjectReplacements/Object 40" xlink:type="simple" xlink:show="embed" xlink:actuate="onLoad"/></draw:frame></text:p>
        </text:list-item>
      </text:list>
      <text:h text:style-name="Heading_20_2" text:outline-level="2">Commentaires</text:h>
      <text:p text:style-name="Text_20_body"><text:tab/><draw:frame draw:style-name="fr1" draw:name="Object9" text:anchor-type="as-char" svg:width="0.644cm" svg:height="0.563cm" draw:z-index="41"><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42"><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43"><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44"><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45"><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59"><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60"><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61"><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62"><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63"><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64"><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65"><draw:object xlink:href="./Object 36" xlink:type="simple" xlink:show="embed" xlink:actuate="onLoad"/><draw:image xlink:href="./ObjectReplacements/Object 36" xlink:type="simple" xlink:show="embed" xlink:actuate="onLoad"/></draw:frame> désignent respectivement les bornes inférieures et supérieures à la variable <draw:frame draw:style-name="fr1" draw:name="Object36" text:anchor-type="as-char" svg:width="0.54cm" svg:height="0.563cm" draw:z-index="66"><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7">minimiser le risque (ici variance du rendement) pour un rendement supérieur à un objectif fixé <draw:frame draw:style-name="fr1" draw:name="Objet2" text:anchor-type="as-char" svg:width="0.45cm" svg:height="0.492cm" draw:z-index="67"><draw:object xlink:href="./Object 42" xlink:type="simple" xlink:show="embed" xlink:actuate="onLoad"/><draw:image xlink:href="./ObjectReplacements/Object 42" xlink:type="simple" xlink:show="embed" xlink:actuate="onLoad"/></draw:frame> :</text:p>
          <text:p text:style-name="P28"><draw:frame draw:style-name="fr1" draw:name="Objet3" text:anchor-type="as-char" svg:width="7.324cm" svg:height="6.976cm" draw:z-index="46"><draw:object xlink:href="./Object 43" xlink:type="simple" xlink:show="embed" xlink:actuate="onLoad"/><draw:image xlink:href="./ObjectReplacements/Object 43" xlink:type="simple" xlink:show="embed" xlink:actuate="onLoad"/></draw:frame><text:line-break/></text:p>
        </text:list-item>
        <text:list-item>
          <text:p text:style-name="P30">maximiser le rendement pour un risque inférieur à une borne fixée <draw:frame draw:style-name="fr1" draw:name="Object40" text:anchor-type="as-char" svg:width="1.09cm" svg:height="0.563cm" draw:z-index="47"><draw:object xlink:href="./Object 41" xlink:type="simple" xlink:show="embed" xlink:actuate="onLoad"/><draw:image xlink:href="./ObjectReplacements/Object 41" xlink:type="simple" xlink:show="embed" xlink:actuate="onLoad"/></draw:frame> :</text:p>
          <text:p text:style-name="P28"><draw:frame draw:style-name="fr1" draw:name="Objet4" text:anchor-type="as-char" svg:width="7.324cm" svg:height="6.976cm" draw:z-index="48"><draw:object xlink:href="./Object 44" xlink:type="simple" xlink:show="embed" xlink:actuate="onLoad"/><draw:image xlink:href="./ObjectReplacements/Object 44" xlink:type="simple" xlink:show="embed" xlink:actuate="onLoad"/></draw:frame></text:p>
        </text:list-item>
      </text:list>
      <text:p text:style-name="P11"/>
      <text:p text:style-name="Text_20_body">Pour la suite nous nous préoccuperons uniquement de la minimisation du risque pour un rendement minimum <draw:frame draw:style-name="fr1" draw:name="Object41" text:anchor-type="as-char" svg:width="0.45cm" svg:height="0.492cm" draw:z-index="49"><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4">Linéarisa</text:span><text:span text:style-name="T5">tion</text:span></text:h>
      <text:p text:style-name="P8">Afin d'utiliser la relaxation lagrangienne à notre problème nous commençons par linéariser notre programme quadratique. La linéarisation n'est pas obligatoire pour relaxer le problème, mais elle nous permettra d'utiliser un programme tel que Cplex pour résoudre les duales lagrangiens.</text:p>
      <text:p text:style-name="P9"><text:span text:style-name="T4">Pour linéariser, on définit une variable </text:span><text:span text:style-name="T4"><draw:frame draw:style-name="fr1" draw:name="Object42" text:anchor-type="as-char" svg:width="4.131cm" svg:height="0.563cm" draw:z-index="50"><draw:object xlink:href="./Object 78" xlink:type="simple" xlink:show="embed" xlink:actuate="onLoad"/><draw:image xlink:href="./ObjectReplacements/Object 78" xlink:type="simple" xlink:show="embed" xlink:actuate="onLoad"/></draw:frame></text:span><text:span text:style-name="T4">,</text:span><text:span text:style-name="T7"> et on ajoute les contraintes suivantes au programme :</text:span></text:p>
      <text:p text:style-name="P13"><draw:frame draw:style-name="fr1" draw:name="Objet34" text:anchor-type="as-char" svg:width="2.681cm" svg:height="2.372cm" draw:z-index="51"><draw:object xlink:href="./Object 51" xlink:type="simple" xlink:show="embed" xlink:actuate="onLoad"/><draw:image xlink:href="./ObjectReplacements/Object 51" xlink:type="simple" xlink:show="embed" xlink:actuate="onLoad"/></draw:frame></text:p>
      <text:p text:style-name="P13">On obtient alors le programme linéaire suivant :</text:p>
      <text:p text:style-name="P13"><draw:frame draw:style-name="fr1" draw:name="Objet35" text:anchor-type="as-char" svg:width="5.72cm" svg:height="10.418cm" draw:z-index="52"><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12">Afin de minimiser le risque, nous allons chercher une borne inférieure à la solution du problème en utilisant la relaxation lagrangienne.</text:p>
      <text:p text:style-name="P12">Le but de la relaxation lagrangienne est de distinguer les contraintes faciles et difficiles afin d'intégrer les contraintes difficiles dans la fonction objectif.</text:p>
      <text:p text:style-name="P12"><text:soft-page-break/>Nous décidons d'intégrer la contrainte (1d) qui impose une borne supérieure et inférieure à une proportion.</text:p>
      <text:p text:style-name="P12">On ajoute donc à la fonction objectif les contraintes :</text:p>
      <text:p text:style-name="P11"><draw:frame draw:style-name="fr1" draw:name="Objet36" text:anchor-type="as-char" svg:width="6.184cm" svg:height="2.157cm" draw:z-index="53"><draw:object xlink:href="./Object 53" xlink:type="simple" xlink:show="embed" xlink:actuate="onLoad"/><draw:image xlink:href="./ObjectReplacements/Object 53" xlink:type="simple" xlink:show="embed" xlink:actuate="onLoad"/></draw:frame></text:p>
      <text:p text:style-name="P12">et</text:p>
      <text:p text:style-name="P11"><draw:frame draw:style-name="fr1" draw:name="Objet37" text:anchor-type="as-char" svg:width="4.39cm" svg:height="1.431cm" draw:z-index="54"><draw:object xlink:href="./Object 54" xlink:type="simple" xlink:show="embed" xlink:actuate="onLoad"/><draw:image xlink:href="./ObjectReplacements/Object 54" xlink:type="simple" xlink:show="embed" xlink:actuate="onLoad"/></draw:frame></text:p>
      <text:p text:style-name="Text_20_body">Pour <draw:frame draw:style-name="fr1" draw:name="Objet7" text:anchor-type="as-char" svg:width="1.145cm" svg:height="0.7cm" draw:z-index="164"><draw:object xlink:href="./Object 55" xlink:type="simple" xlink:show="embed" xlink:actuate="onLoad"/><draw:image xlink:href="./ObjectReplacements/Object 55" xlink:type="simple" xlink:show="embed" xlink:actuate="onLoad"/></draw:frame><text:span text:style-name="T3"> </text:span><text:span text:style-name="T6">et </text:span><text:span text:style-name="T9"><draw:frame draw:style-name="fr1" draw:name="Objet91" text:anchor-type="as-char" svg:width="1.224cm" svg:height="0.563cm" draw:z-index="165"><draw:object xlink:href="./Object 164" xlink:type="simple" xlink:show="embed" xlink:actuate="onLoad"/><draw:image xlink:href="./ObjectReplacements/Object 164" xlink:type="simple" xlink:show="embed" xlink:actuate="onLoad"/></draw:frame></text:span>, où <draw:frame draw:style-name="fr1" draw:name="Objet6" text:anchor-type="as-char" svg:width="1.369cm" svg:height="0.7cm" draw:z-index="55"><draw:object xlink:href="./Object 56" xlink:type="simple" xlink:show="embed" xlink:actuate="onLoad"/><draw:image xlink:href="./ObjectReplacements/Object 56" xlink:type="simple" xlink:show="embed" xlink:actuate="onLoad"/></draw:frame> sont les pénalités, on remplace la fonction objectif par :</text:p>
      <text:p text:style-name="P11"><draw:frame draw:style-name="fr1" draw:name="Objet8" text:anchor-type="as-char" svg:width="10.918cm" svg:height="2.011cm" draw:z-index="56"><draw:object xlink:href="./Object 57" xlink:type="simple" xlink:show="embed" xlink:actuate="onLoad"/><draw:image xlink:href="./ObjectReplacements/Object 57" xlink:type="simple" xlink:show="embed" xlink:actuate="onLoad"/></draw:frame></text:p>
      <text:p text:style-name="Text_20_body"/>
      <text:p text:style-name="P12">En ajoutant la contrainte (1d) qui est négative, on trouve une borne inférieure à la fonction objectif. </text:p>
      <text:p text:style-name="Text_20_body">Ainsi : <draw:frame draw:style-name="fr1" draw:name="Objet9" text:anchor-type="as-char" svg:width="5.493cm" svg:height="0.7cm" draw:z-index="57"><draw:object xlink:href="./Object 58" xlink:type="simple" xlink:show="embed" xlink:actuate="onLoad"/><draw:image xlink:href="./ObjectReplacements/Object 58" xlink:type="simple" xlink:show="embed" xlink:actuate="onLoad"/></draw:frame> puisque <draw:frame draw:style-name="fr1" draw:name="Objet92" text:anchor-type="as-char" svg:width="3.948cm" svg:height="0.563cm" draw:z-index="161"><draw:object xlink:href="./Object 165" xlink:type="simple" xlink:show="embed" xlink:actuate="onLoad"/><draw:image xlink:href="./ObjectReplacements/Object 165" xlink:type="simple" xlink:show="embed" xlink:actuate="onLoad"/></draw:frame> et <draw:frame draw:style-name="fr1" draw:name="Objet93" text:anchor-type="as-char" svg:width="2.626cm" svg:height="0.563cm" draw:z-index="162"><draw:object xlink:href="./Object 166" xlink:type="simple" xlink:show="embed" xlink:actuate="onLoad"/><draw:image xlink:href="./ObjectReplacements/Object 166"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58"><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12">Il nous faut maintenant trouver la meilleure des bornes inférieures en maximisant notre solution trouvée. On utilise pour cela le dual lagrangien.</text:p>
      <text:p text:style-name="Text_20_body">Il nous faut donc résoudre le problème tel que <draw:frame draw:style-name="fr1" draw:name="Objet12" text:anchor-type="as-char" svg:width="3.122cm" svg:height="0.596cm" draw:z-index="72"><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73"><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74"><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75"><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76"><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3.062cm" svg:height="0.707cm" draw:z-index="77"><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78"><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79"><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80"><draw:object xlink:href="./Object 68" xlink:type="simple" xlink:show="embed" xlink:actuate="onLoad"/><draw:image xlink:href="./ObjectReplacements/Object 68" xlink:type="simple" xlink:show="embed" xlink:actuate="onLoad"/></draw:frame> et a une valeur de <draw:frame draw:style-name="fr1" draw:name="Objet20" text:anchor-type="as-char" svg:width="0.661cm" svg:height="0.718cm" draw:z-index="81"><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82"><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83"><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85"><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86"><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97"><draw:object xlink:href="./Object 74" xlink:type="simple" xlink:show="embed" xlink:actuate="onLoad"/><draw:image xlink:href="./ObjectReplacements/Object 74" xlink:type="simple" xlink:show="embed" xlink:actuate="onLoad"/></draw:frame> est un point qui atteint ce minimum.</text:p>
      <text:p text:style-name="Text_20_body">On a alors <draw:frame draw:style-name="fr1" draw:name="Objet26" text:anchor-type="as-char" svg:width="3.727cm" svg:height="0.718cm" draw:z-index="98"><draw:object xlink:href="./Object 75" xlink:type="simple" xlink:show="embed" xlink:actuate="onLoad"/><draw:image xlink:href="./ObjectReplacements/Object 75" xlink:type="simple" xlink:show="embed" xlink:actuate="onLoad"/></draw:frame>.</text:p>
      <text:p text:style-name="P12">La propriété du test d'optimalité nous dit que si <draw:frame draw:style-name="fr1" draw:name="Objet27" text:anchor-type="as-char" svg:width="4.695cm" svg:height="0.721cm" draw:z-index="99"><draw:object xlink:href="./Object 76" xlink:type="simple" xlink:show="embed" xlink:actuate="onLoad"/><draw:image xlink:href="./ObjectReplacements/Object 76" xlink:type="simple" xlink:show="embed" xlink:actuate="onLoad"/></draw:frame> alors <draw:frame draw:style-name="fr1" draw:name="Objet94" text:anchor-type="as-char" svg:width="0.457cm" svg:height="0.492cm" draw:z-index="160"><draw:object xlink:href="./Object 167" xlink:type="simple" xlink:show="embed" xlink:actuate="onLoad"/><draw:image xlink:href="./ObjectReplacements/Object 167" xlink:type="simple" xlink:show="embed" xlink:actuate="onLoad"/></draw:frame> est solution optimale du problème primal et <draw:frame draw:style-name="fr1" draw:name="Objet28" text:anchor-type="as-char" svg:width="0.443cm" svg:height="0.593cm" draw:z-index="101"><draw:object xlink:href="./Object 77" xlink:type="simple" xlink:show="embed" xlink:actuate="onLoad"/><draw:image xlink:href="./ObjectReplacements/Object 77" xlink:type="simple" xlink:show="embed" xlink:actuate="onLoad"/></draw:frame> est optimale pour le problème lagrangien.</text:p>
      <text:p text:style-name="P12">Chaque solution <draw:frame draw:style-name="fr1" draw:name="Objet29" text:anchor-type="as-char" svg:width="2.24cm" svg:height="0.7cm" draw:z-index="103"><draw:object xlink:href="./Object 46" xlink:type="simple" xlink:show="embed" xlink:actuate="onLoad"/><draw:image xlink:href="./ObjectReplacements/Object 46" xlink:type="simple" xlink:show="embed" xlink:actuate="onLoad"/></draw:frame> est une borne inférieure de la solution de la fonction objectif et <draw:frame draw:style-name="fr1" draw:name="Objet95" text:anchor-type="as-char" svg:width="0.63cm" svg:height="0.547cm" draw:z-index="163"><draw:object xlink:href="./Object 168" xlink:type="simple" xlink:show="embed" xlink:actuate="onLoad"/><draw:image xlink:href="./ObjectReplacements/Object 168" xlink:type="simple" xlink:show="embed" xlink:actuate="onLoad"/></draw:frame> est la meilleure. Si <draw:frame draw:style-name="fr1" draw:name="Objet97" text:anchor-type="as-char" svg:width="3.149cm" svg:height="0.721cm" draw:z-index="166"><draw:object xlink:href="./Object 170" xlink:type="simple" xlink:show="embed" xlink:actuate="onLoad"/><draw:image xlink:href="./ObjectReplacements/Object 170" xlink:type="simple" xlink:show="embed" xlink:actuate="onLoad"/></draw:frame> alors <draw:frame draw:style-name="fr1" draw:name="Objet31" text:anchor-type="as-char" svg:width="2.478cm" svg:height="0.617cm" draw:z-index="104"><draw:object xlink:href="./Object 49" xlink:type="simple" xlink:show="embed" xlink:actuate="onLoad"/><draw:image xlink:href="./ObjectReplacements/Object 49" xlink:type="simple" xlink:show="embed" xlink:actuate="onLoad"/></draw:frame>. Si cela n'est pas vérifié, on utilisera <draw:frame draw:style-name="fr1" draw:name="Objet96" text:anchor-type="as-char" svg:width="0.63cm" svg:height="0.547cm" draw:z-index="167"><draw:object xlink:href="./Object 169" xlink:type="simple" xlink:show="embed" xlink:actuate="onLoad"/><draw:image xlink:href="./ObjectReplacements/Object 169" xlink:type="simple" xlink:show="embed" xlink:actuate="onLoad"/></draw:frame> pour résoudre les problèmes combinatoires au sein d'heuristiques.</text:p>
      <text:h text:style-name="P14"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18">Solution initiale <draw:frame draw:style-name="fr1" draw:name="Object71" text:anchor-type="as-char" svg:width="0.631cm" svg:height="0.563cm" draw:z-index="1"><draw:object xlink:href="./Object 106" xlink:type="simple" xlink:show="embed" xlink:actuate="onLoad"/><draw:image xlink:href="./ObjectReplacements/Object 106" xlink:type="simple" xlink:show="embed" xlink:actuate="onLoad"/></draw:frame>.</text:p>
        </text:list-item>
        <text:list-item>
          <text:p text:style-name="P18">Température <draw:frame draw:style-name="fr1" draw:name="Object72" text:anchor-type="as-char" svg:width="0.482cm" svg:height="0.492cm"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18">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16"><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P11"><draw:frame draw:style-name="fr1" draw:name="Object74" text:anchor-type="as-char" svg:width="2.651cm" svg:height="1.048cm" draw:z-index="1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1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1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20"><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21"><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s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118"><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119"><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120"><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121"><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s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P11"><draw:frame draw:style-name="fr1" draw:name="Object83" text:anchor-type="as-char" svg:width="5.694cm" svg:height="2.081cm" draw:z-index="122"><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123"><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Il est également importan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139"><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140"><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draw:frame draw:style-name="fr1" draw:name="Objet87" text:anchor-type="as-char" svg:width="0.568cm" svg:height="0.563cm" draw:z-index="159"><draw:object xlink:href="./Object 160" xlink:type="simple" xlink:show="embed" xlink:actuate="onLoad"/><draw:image xlink:href="./ObjectReplacements/Object 160" xlink:type="simple" xlink:show="embed" xlink:actuate="onLoad"/></draw:frame>,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141"><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142"><draw:object xlink:href="./Object 105" xlink:type="simple" xlink:show="embed" xlink:actuate="onLoad"/><draw:image xlink:href="./ObjectReplacements/Object 105" xlink:type="simple" xlink:show="embed" xlink:actuate="onLoad"/></draw:frame>.</text:p>
      <text:p text:style-name="Text_20_body"/>
      <text:h text:style-name="P14"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draw:frame draw:style-name="fr2" draw:name="Objet104" text:anchor-type="as-char" svg:width="0.52cm" svg:height="0.49cm" draw:z-index="176"><draw:object xlink:href="./Object 177" xlink:type="simple" xlink:show="embed" xlink:actuate="onLoad"/><draw:image xlink:href="./ObjectReplacements/Object 177" xlink:type="simple" xlink:show="embed" xlink:actuate="onLoad"/></draw:frame>) et de définir une condition d'arrêt.</text:p>
      <text:p text:style-name="Text_20_body">La seconde étape consiste a déroulé l'algorithme jusqu'à ce que la condition d'arrêt soit atteinte. L'algorithme se décompose en deux parties.</text:p>
      <text:list text:style-name="L3">
        <text:list-item>
          <text:p text:style-name="P34">Le shaking: Il consiste à tirer de façon aléatoire un voisin de la solution courante (<draw:frame draw:style-name="fr2" draw:name="Objet101" text:anchor-type="as-char" svg:width="0.699cm" svg:height="0.49cm" draw:z-index="173"><draw:object xlink:href="./Object 174" xlink:type="simple" xlink:show="embed" xlink:actuate="onLoad"/><draw:image xlink:href="./ObjectReplacements/Object 174" xlink:type="simple" xlink:show="embed" xlink:actuate="onLoad"/></draw:frame>), qui se trouve dans la structure de voisinage courante.</text:p>
        </text:list-item>
        <text:list-item>
          <text:p text:style-name="P34">Heuristique de recherche locale: Elle détermine si l'optimum local(<draw:frame draw:style-name="fr2" draw:name="Objet102" text:anchor-type="as-char" svg:width="0.857cm" svg:height="0.49cm" draw:z-index="174"><draw:object xlink:href="./Object 175" xlink:type="simple" xlink:show="embed" xlink:actuate="onLoad"/><draw:image xlink:href="./ObjectReplacements/Object 175" xlink:type="simple" xlink:show="embed" xlink:actuate="onLoad"/></draw:frame>) au voisin de la solution courante est meilleur que celle-ci(<draw:frame draw:style-name="fr2" draw:name="Objet103" text:anchor-type="as-char" svg:width="0.52cm" svg:height="0.49cm" draw:z-index="175"><draw:object xlink:href="./Object 176" xlink:type="simple" xlink:show="embed" xlink:actuate="onLoad"/><draw:image xlink:href="./ObjectReplacements/Object 176" xlink:type="simple" xlink:show="embed" xlink:actuate="onLoad"/></draw:frame>).</text:p>
          <text:list>
            <text:list-item>
              <text:p text:style-name="P34">Si <draw:frame draw:style-name="fr2" draw:name="Objet100" text:anchor-type="as-char" svg:width="0.857cm" svg:height="0.49cm" draw:z-index="172"><draw:object xlink:href="./Object 173" xlink:type="simple" xlink:show="embed" xlink:actuate="onLoad"/><draw:image xlink:href="./ObjectReplacements/Object 173" xlink:type="simple" xlink:show="embed" xlink:actuate="onLoad"/></draw:frame> est meilleur que X alors <draw:frame draw:style-name="fr2" draw:name="Objet98" text:anchor-type="as-char" svg:width="1.55cm" svg:height="0.49cm" draw:z-index="170"><draw:object xlink:href="./Object 171" xlink:type="simple" xlink:show="embed" xlink:actuate="onLoad"/><draw:image xlink:href="./ObjectReplacements/Object 171" xlink:type="simple" xlink:show="embed" xlink:actuate="onLoad"/></draw:frame> et <draw:frame draw:style-name="fr2" draw:name="Objet99" text:anchor-type="as-char" svg:width="1.111cm" svg:height="0.49cm" draw:z-index="171"><draw:object xlink:href="./Object 172" xlink:type="simple" xlink:show="embed" xlink:actuate="onLoad"/><draw:image xlink:href="./ObjectReplacements/Object 172" xlink:type="simple" xlink:show="embed" xlink:actuate="onLoad"/></draw:frame></text:p>
            </text:list-item>
            <text:list-item>
              <text:p text:style-name="P34">Sinon <draw:frame draw:style-name="fr2" draw:name="Objet32" text:anchor-type="as-char" svg:width="1.753cm" svg:height="0.49cm" draw:z-index="169"><draw:object xlink:href="./Object 48" xlink:type="simple" xlink:show="embed" xlink:actuate="onLoad"/><draw:image xlink:href="./ObjectReplacements/Object 48" xlink:type="simple" xlink:show="embed" xlink:actuate="onLoad"/></draw:frame></text:p>
            </text:list-item>
          </text:list>
        </text:list-item>
      </text:list>
      <text:p text:style-name="P7">u correspond à la taille du voisinage (voisinage u-opt).</text:p>
      <text:p text:style-name="P7">La condition d'arrêt est une taille de voisinage à atteindre (<draw:frame draw:style-name="fr2" draw:name="Objet30" text:anchor-type="as-char" svg:width="1.669cm" svg:height="0.561cm" draw:z-index="168"><draw:object xlink:href="./Object 47" xlink:type="simple" xlink:show="embed" xlink:actuate="onLoad"/><draw:image xlink:href="./ObjectReplacements/Object 47" xlink:type="simple" xlink:show="embed" xlink:actuate="onLoad"/></draw:frame>).</text:p>
      <text:h text:style-name="P10" text:outline-level="4">Solution Initiale</text:h>
      <text:p text:style-name="P7">La solution initiale <draw:frame draw:style-name="fr1" draw:name="Objet1" text:anchor-type="as-char" svg:width="0.631cm" svg:height="0.563cm" draw:z-index="30"><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e dans ces deux métaheuristiques.</text:p>
      <text:h text:style-name="P10" text:outline-level="4">Structures de voisinage</text:h>
      <text:p text:style-name="P2"><text:tab/>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7">Il est prévu que l'utilisateur puisse définir la condition d'arrêt, c'est à dire le nombre d'itération d'augmentation de voisinage. Par défaut, il est raisonnable de considérer que la condition d'arrêt est un nombre d'itération de <draw:frame draw:style-name="fr2" draw:name="Objet105" text:anchor-type="as-char" svg:width="0.997cm" svg:height="0.49cm" draw:z-index="177"><draw:object xlink:href="./Object 178" xlink:type="simple" xlink:show="embed" xlink:actuate="onLoad"/><draw:image xlink:href="./ObjectReplacements/Object 178" xlink:type="simple" xlink:show="embed" xlink:actuate="onLoad"/></draw:frame>.</text:p>
      <text:h text:style-name="P10" text:outline-level="4"><text:soft-page-break/>Algorithme VNS</text:h>
      <text:p text:style-name="CodeTitle">General Variable Neighbourghood Search (GVNS)</text:p>
      <text:p text:style-name="P15">Générer une solution initiale <draw:frame draw:style-name="fr1" draw:name="Object53" text:anchor-type="as-char" svg:width="0.46cm" svg:height="0.492cm" draw:z-index="133"><draw:object xlink:href="./Object 80" xlink:type="simple" xlink:show="embed" xlink:actuate="onLoad"/><draw:image xlink:href="./ObjectReplacements/Object 80" xlink:type="simple" xlink:show="embed" xlink:actuate="onLoad"/></draw:frame>, et évaluer <draw:frame draw:style-name="fr1" draw:name="Object54" text:anchor-type="as-char" svg:width="1cm" svg:height="0.503cm" draw:z-index="134"><draw:object xlink:href="./Object 81" xlink:type="simple" xlink:show="embed" xlink:actuate="onLoad"/><draw:image xlink:href="./ObjectReplacements/Object 81" xlink:type="simple" xlink:show="embed" xlink:actuate="onLoad"/></draw:frame></text:p>
      <text:p text:style-name="P15">While (! condition d'arrêt) do</text:p>
      <text:p text:style-name="P15"><text:tab/><draw:frame draw:style-name="fr1" draw:name="Object52" text:anchor-type="as-char" svg:width="1.092cm" svg:height="0.492cm" draw:z-index="135"><draw:object xlink:href="./Object 82" xlink:type="simple" xlink:show="embed" xlink:actuate="onLoad"/><draw:image xlink:href="./ObjectReplacements/Object 82" xlink:type="simple" xlink:show="embed" xlink:actuate="onLoad"/></draw:frame></text:p>
      <text:p text:style-name="P15"><text:tab/>While (<draw:frame draw:style-name="fr1" draw:name="Object45" text:anchor-type="as-char" svg:width="1.642cm" svg:height="0.563cm" draw:z-index="136"><draw:object xlink:href="./Object 83" xlink:type="simple" xlink:show="embed" xlink:actuate="onLoad"/><draw:image xlink:href="./ObjectReplacements/Object 83" xlink:type="simple" xlink:show="embed" xlink:actuate="onLoad"/></draw:frame>) do</text:p>
      <text:p text:style-name="P15"><text:tab/><text:tab/>Choisir, de façon aléatoire, une solution <draw:frame draw:style-name="fr1" draw:name="Object51" text:anchor-type="as-char" svg:width="2.048cm" svg:height="0.563cm" draw:z-index="137"><draw:object xlink:href="./Object 84" xlink:type="simple" xlink:show="embed" xlink:actuate="onLoad"/><draw:image xlink:href="./ObjectReplacements/Object 84" xlink:type="simple" xlink:show="embed" xlink:actuate="onLoad"/></draw:frame></text:p>
      <text:p text:style-name="P15"><text:tab/><text:tab/><draw:frame draw:style-name="fr1" draw:name="Object49" text:anchor-type="as-char" svg:width="0.787cm" svg:height="0.492cm" draw:z-index="138"><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628cm" svg:height="0.492cm" draw:z-index="143"><draw:object xlink:href="./Object 86" xlink:type="simple" xlink:show="embed" xlink:actuate="onLoad"/><draw:image xlink:href="./ObjectReplacements/Object 86" xlink:type="simple" xlink:show="embed" xlink:actuate="onLoad"/></draw:frame></text:p>
      <text:p text:style-name="P15"><text:tab/><text:tab/>If <draw:frame draw:style-name="fr1" draw:name="Object44" text:anchor-type="as-char" svg:width="2.461cm" svg:height="0.503cm" draw:z-index="144"><draw:object xlink:href="./Object 87" xlink:type="simple" xlink:show="embed" xlink:actuate="onLoad"/><draw:image xlink:href="./ObjectReplacements/Object 87" xlink:type="simple" xlink:show="embed" xlink:actuate="onLoad"/></draw:frame> then</text:p>
      <text:p text:style-name="P15"><text:tab/><text:tab/><text:tab/><draw:frame draw:style-name="fr1" draw:name="Object47" text:anchor-type="as-char" svg:width="1.408cm" svg:height="0.492cm" draw:z-index="145"><draw:object xlink:href="./Object 88" xlink:type="simple" xlink:show="embed" xlink:actuate="onLoad"/><draw:image xlink:href="./ObjectReplacements/Object 88" xlink:type="simple" xlink:show="embed" xlink:actuate="onLoad"/></draw:frame> and <draw:frame draw:style-name="fr1" draw:name="Object48" text:anchor-type="as-char" svg:width="1.092cm" svg:height="0.492cm" draw:z-index="146"><draw:object xlink:href="./Object 89" xlink:type="simple" xlink:show="embed" xlink:actuate="onLoad"/><draw:image xlink:href="./ObjectReplacements/Object 89" xlink:type="simple" xlink:show="embed" xlink:actuate="onLoad"/></draw:frame></text:p>
      <text:p text:style-name="P15"><text:tab/><text:tab/>else</text:p>
      <text:p text:style-name="P15"><text:tab/><text:tab/><text:tab/><draw:frame draw:style-name="fr1" draw:name="Object46" text:anchor-type="as-char" svg:width="1.715cm" svg:height="0.492cm" draw:z-index="147"><draw:object xlink:href="./Object 90" xlink:type="simple" xlink:show="embed" xlink:actuate="onLoad"/><draw:image xlink:href="./ObjectReplacements/Object 90" xlink:type="simple" xlink:show="embed" xlink:actuate="onLoad"/></draw:frame></text:p>
      <text:p text:style-name="P15"><text:tab/><text:tab/>end if</text:p>
      <text:p text:style-name="P15"><text:tab/>end while</text:p>
      <text:p text:style-name="P15">end while</text:p>
      <text:p text:style-name="P15">Return <draw:frame draw:style-name="fr1" draw:name="Objet80" text:anchor-type="as-char" svg:width="0.46cm" svg:height="0.492cm" draw:z-index="148"><draw:object xlink:href="./Object 91" xlink:type="simple" xlink:show="embed" xlink:actuate="onLoad"/><draw:image xlink:href="./ObjectReplacements/Object 91" xlink:type="simple" xlink:show="embed" xlink:actuate="onLoad"/></draw:frame></text:p>
      <text:p text:style-name="P7"/>
      <text:p text:style-name="CodeTitle">Variable Neighbourghood Descent Algorithm (VND)</text:p>
      <text:p text:style-name="P15"><draw:frame draw:style-name="fr1" draw:name="Object59" text:anchor-type="as-char" svg:width="0.46cm" svg:height="0.492cm" draw:z-index="149"><draw:object xlink:href="./Object 92" xlink:type="simple" xlink:show="embed" xlink:actuate="onLoad"/><draw:image xlink:href="./ObjectReplacements/Object 92" xlink:type="simple" xlink:show="embed" xlink:actuate="onLoad"/></draw:frame> est la solution initiale pour VND</text:p>
      <text:p text:style-name="P15">While (! condition d'arrêt) do</text:p>
      <text:p text:style-name="P15"><text:tab/><draw:frame draw:style-name="fr1" draw:name="Object55" text:anchor-type="as-char" svg:width="1.092cm" svg:height="0.492cm" draw:z-index="150"><draw:object xlink:href="./Object 93" xlink:type="simple" xlink:show="embed" xlink:actuate="onLoad"/><draw:image xlink:href="./ObjectReplacements/Object 93" xlink:type="simple" xlink:show="embed" xlink:actuate="onLoad"/></draw:frame></text:p>
      <text:p text:style-name="P15"><text:tab/>While(<draw:frame draw:style-name="fr1" draw:name="Object58" text:anchor-type="as-char" svg:width="1.642cm" svg:height="0.563cm" draw:z-index="151"><draw:object xlink:href="./Object 94" xlink:type="simple" xlink:show="embed" xlink:actuate="onLoad"/><draw:image xlink:href="./ObjectReplacements/Object 94" xlink:type="simple" xlink:show="embed" xlink:actuate="onLoad"/></draw:frame>) do</text:p>
      <text:p text:style-name="P15"><text:tab/><text:tab/><draw:frame draw:style-name="fr1" draw:name="Object57" text:anchor-type="as-char" svg:width="0.628cm" svg:height="0.492cm" draw:z-index="152"><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2.048cm" svg:height="0.563cm" draw:z-index="153"><draw:object xlink:href="./Object 96" xlink:type="simple" xlink:show="embed" xlink:actuate="onLoad"/><draw:image xlink:href="./ObjectReplacements/Object 96" xlink:type="simple" xlink:show="embed" xlink:actuate="onLoad"/></draw:frame></text:p>
      <text:p text:style-name="P15"><text:tab/><text:tab/>If <draw:frame draw:style-name="fr1" draw:name="Object60" text:anchor-type="as-char" svg:width="2.302cm" svg:height="0.503cm" draw:z-index="154"><draw:object xlink:href="./Object 97" xlink:type="simple" xlink:show="embed" xlink:actuate="onLoad"/><draw:image xlink:href="./ObjectReplacements/Object 97" xlink:type="simple" xlink:show="embed" xlink:actuate="onLoad"/></draw:frame> then</text:p>
      <text:p text:style-name="P15"><text:tab/><text:tab/><text:tab/><draw:frame draw:style-name="fr1" draw:name="Object61" text:anchor-type="as-char" svg:width="1.249cm" svg:height="0.492cm" draw:z-index="155"><draw:object xlink:href="./Object 98" xlink:type="simple" xlink:show="embed" xlink:actuate="onLoad"/><draw:image xlink:href="./ObjectReplacements/Object 98" xlink:type="simple" xlink:show="embed" xlink:actuate="onLoad"/></draw:frame> and <draw:frame draw:style-name="fr1" draw:name="Object62" text:anchor-type="as-char" svg:width="1.092cm" svg:height="0.492cm" draw:z-index="156"><draw:object xlink:href="./Object 152" xlink:type="simple" xlink:show="embed" xlink:actuate="onLoad"/><draw:image xlink:href="./ObjectReplacements/Object 152" xlink:type="simple" xlink:show="embed" xlink:actuate="onLoad"/></draw:frame></text:p>
      <text:p text:style-name="P15"><text:tab/><text:tab/>else</text:p>
      <text:p text:style-name="P15"><text:tab/><text:tab/><text:tab/><draw:frame draw:style-name="fr1" draw:name="Object63" text:anchor-type="as-char" svg:width="1.715cm" svg:height="0.492cm" draw:z-index="157"><draw:object xlink:href="./Object 153" xlink:type="simple" xlink:show="embed" xlink:actuate="onLoad"/><draw:image xlink:href="./ObjectReplacements/Object 153" xlink:type="simple" xlink:show="embed" xlink:actuate="onLoad"/></draw:frame></text:p>
      <text:p text:style-name="P15"><text:tab/><text:tab/>end if</text:p>
      <text:p text:style-name="P15"><text:tab/>end while</text:p>
      <text:p text:style-name="P15">end while</text:p>
      <text:p text:style-name="P15">Return <draw:frame draw:style-name="fr1" draw:name="Objet79" text:anchor-type="as-char" svg:width="0.46cm" svg:height="0.492cm" draw:z-index="158"><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1-<draw:frame draw:style-name="fr1" draw:name="Object66" text:anchor-type="as-char" svg:width="0.46cm" svg:height="0.492cm" draw:z-index="105"><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8"><draw:frame draw:style-name="fr1" draw:name="Object65" text:anchor-type="as-char" svg:width="2.607cm" svg:height="0.563cm" draw:z-index="106"><draw:object xlink:href="./Object 100" xlink:type="simple" xlink:show="embed" xlink:actuate="onLoad"/><draw:image xlink:href="./ObjectReplacements/Object 100" xlink:type="simple" xlink:show="embed" xlink:actuate="onLoad"/></draw:frame> : vecteur de rendement des actions ;</text:p>
        </text:list-item>
        <text:list-item>
          <text:p text:style-name="P38"><draw:frame draw:style-name="fr1" draw:name="Objet41" text:anchor-type="as-char" svg:width="1.222cm" svg:height="0.557cm" draw:z-index="107"><draw:object xlink:href="./Object 15" xlink:type="simple" xlink:show="embed" xlink:actuate="onLoad"/><draw:image xlink:href="./ObjectReplacements/Object 15" xlink:type="simple" xlink:show="embed" xlink:actuate="onLoad"/></draw:frame> : Rendement du portefeuille à l'instant k ;</text:p>
        </text:list-item>
        <text:list-item>
          <text:p text:style-name="P38"><draw:frame draw:style-name="fr1" draw:name="Object67" text:anchor-type="as-char" svg:width="0.46cm" svg:height="0.492cm" draw:z-index="108"><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38"><draw:frame draw:style-name="fr1" draw:name="Object68" text:anchor-type="as-char" svg:width="0.566cm" svg:height="0.492cm" draw:z-index="109"><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1" draw:name="Objet42" text:anchor-type="as-char" svg:width="6.696cm" svg:height="0.601cm" draw:z-index="110"><draw:object xlink:href="./Object 16" xlink:type="simple" xlink:show="embed" xlink:actuate="onLoad"/><draw:image xlink:href="./ObjectReplacements/Object 16" xlink:type="simple" xlink:show="embed" xlink:actuate="onLoad"/></draw:frame> où <draw:frame draw:style-name="fr1" draw:name="Objet86" text:anchor-type="as-char" svg:width="0.432cm" svg:height="0.492cm" draw:z-index="111"><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1" draw:name="Objet43" text:anchor-type="as-char" svg:width="3.729cm" svg:height="1.178cm" draw:z-index="112"><draw:object xlink:href="./Object 17" xlink:type="simple" xlink:show="embed" xlink:actuate="onLoad"/><draw:image xlink:href="./ObjectReplacements/Object 17" xlink:type="simple" xlink:show="embed" xlink:actuate="onLoad"/></draw:frame>, on peut poser <draw:frame draw:style-name="fr1" draw:name="Objet33" text:anchor-type="as-char" svg:width="2.498cm" svg:height="0.547cm" draw:z-index="113"><draw:object xlink:href="./Object 14" xlink:type="simple" xlink:show="embed" xlink:actuate="onLoad"/><draw:image xlink:href="./ObjectReplacements/Object 14" xlink:type="simple" xlink:show="embed" xlink:actuate="onLoad"/></draw:frame>, <text:s/>et le problème revient à maximiser <draw:frame draw:style-name="fr1" draw:name="Objet44" text:anchor-type="as-char" svg:width="0.473cm" svg:height="0.492cm" draw:z-index="114"><draw:object xlink:href="./Object 19" xlink:type="simple" xlink:show="embed" xlink:actuate="onLoad"/><draw:image xlink:href="./ObjectReplacements/Object 19" xlink:type="simple" xlink:show="embed" xlink:actuate="onLoad"/></draw:frame> pour un <draw:frame draw:style-name="fr1" draw:name="Objet45" text:anchor-type="as-char" svg:width="0.45cm" svg:height="0.492cm" draw:z-index="115"><draw:object xlink:href="./Object 20" xlink:type="simple" xlink:show="embed" xlink:actuate="onLoad"/><draw:image xlink:href="./ObjectReplacements/Object 20" xlink:type="simple" xlink:show="embed" xlink:actuate="onLoad"/></draw:frame> fixe, soit résoudre le problème :</text:p>
      <text:p text:style-name="P11"><draw:frame draw:style-name="fr1" draw:name="Object64" text:anchor-type="as-char" svg:width="7.304cm" svg:height="6.489cm" draw:z-index="116"><draw:object xlink:href="./Object 99" xlink:type="simple" xlink:show="embed" xlink:actuate="onLoad"/><draw:image xlink:href="./ObjectReplacements/Object 99" xlink:type="simple" xlink:show="embed" xlink:actuate="onLoad"/></draw:frame></text:p>
      <text:p text:style-name="P2">Avec <draw:frame draw:style-name="fr1" draw:name="Objet5" text:anchor-type="as-char" svg:width="0.563cm" svg:height="0.547cm" draw:z-index="117"><draw:object xlink:href="./Object 11" xlink:type="simple" xlink:show="embed" xlink:actuate="onLoad"/><draw:image xlink:href="./ObjectReplacements/Object 11" xlink:type="simple" xlink:show="embed" xlink:actuate="onLoad"/></draw:frame> et <draw:frame draw:style-name="fr1" draw:name="Objet38" text:anchor-type="as-char" svg:width="0.688cm" svg:height="0.547cm" draw:z-index="124"><draw:object xlink:href="./Object 12" xlink:type="simple" xlink:show="embed" xlink:actuate="onLoad"/><draw:image xlink:href="./ObjectReplacements/Object 12" xlink:type="simple" xlink:show="embed" xlink:actuate="onLoad"/></draw:frame> définis par :</text:p>
      <text:p text:style-name="P3"><draw:frame draw:style-name="fr1" draw:name="Objet39" text:anchor-type="as-char" svg:width="4.576cm" svg:height="1.702cm" draw:z-index="125"><draw:object xlink:href="./Object 13" xlink:type="simple" xlink:show="embed" xlink:actuate="onLoad"/><draw:image xlink:href="./ObjectReplacements/Object 13" xlink:type="simple" xlink:show="embed" xlink:actuate="onLoad"/></draw:frame></text:p>
      <text:p text:style-name="P2">et <draw:frame draw:style-name="fr1" draw:name="Objet40" text:anchor-type="as-char" svg:width="2.027cm" svg:height="0.547cm" draw:z-index="126"><draw:object xlink:href="./Object 10" xlink:type="simple" xlink:show="embed" xlink:actuate="onLoad"/><draw:image xlink:href="./ObjectReplacements/Object 10" xlink:type="simple" xlink:show="embed" xlink:actuate="onLoad"/></draw:frame>.</text:p>
      <text:h text:style-name="Heading_20_2" text:outline-level="2"><text:soft-page-break/>Commentaires</text:h>
      <text:p text:style-name="Text_20_body">Pour résoudre ce problème, nous avons décidé de faire de l'analyse de scénario et de fixer <draw:frame draw:style-name="fr1" draw:name="Objet81" text:anchor-type="as-char" svg:width="0.594cm" svg:height="0.563cm" draw:z-index="3"><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1" draw:name="Objet82" text:anchor-type="as-char" svg:width="0.43cm" svg:height="0.492cm" draw:z-index="4"><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1" draw:name="Objet83" text:anchor-type="as-char" svg:width="0.473cm" svg:height="0.492cm" draw:z-index="5"><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5" text:outline-level="3">Relaxation lagrangienne</text:h>
      <text:h text:style-name="P6" text:outline-level="4">Relaxation lagrangienne</text:h>
      <text:p text:style-name="P12">Dans le cas stochastique, nous pouvons aussi utiliser la relaxation lagrangienne afin de minimiser la VaR <text:s/>et de trouver une borne inférieure à la solution du problème.</text:p>
      <text:p text:style-name="P4">Nous décidons d'intégrer à la fonction objectif, la contrainte (3b) qui nous oblige à déterminer nos titres de manière à ce que le rendement du portefeuille à l'itération k soit supérieur au rendement attendu <draw:frame draw:style-name="fr1" draw:name="Objet50" text:anchor-type="as-char" svg:width="0.473cm" svg:height="0.593cm" draw:z-index="6"><draw:object xlink:href="./Object 125" xlink:type="simple" xlink:show="embed" xlink:actuate="onLoad"/><draw:image xlink:href="./ObjectReplacements/Object 125" xlink:type="simple" xlink:show="embed" xlink:actuate="onLoad"/></draw:frame>, si le <draw:frame draw:style-name="fr1" draw:name="Objet51" text:anchor-type="as-char" svg:width="1.109cm" svg:height="0.706cm" draw:z-index="24"><draw:object xlink:href="./Object 126" xlink:type="simple" xlink:show="embed" xlink:actuate="onLoad"/><draw:image xlink:href="./ObjectReplacements/Object 126" xlink:type="simple" xlink:show="embed" xlink:actuate="onLoad"/></draw:frame>.</text:p>
      <text:p text:style-name="P4">On ajoute donc à la fonction objectif la contrainte (3b):</text:p>
      <text:p text:style-name="P4"><draw:frame draw:style-name="fr1" draw:name="Objet52" text:anchor-type="as-char" svg:width="8.387cm" svg:height="0.727cm" draw:z-index="25"><draw:object xlink:href="./Object 127" xlink:type="simple" xlink:show="embed" xlink:actuate="onLoad"/><draw:image xlink:href="./ObjectReplacements/Object 127" xlink:type="simple" xlink:show="embed" xlink:actuate="onLoad"/></draw:frame></text:p>
      <text:p text:style-name="P4">On applique la pénalité <draw:frame draw:style-name="fr1" draw:name="Objet53" text:anchor-type="as-char" svg:width="0.443cm" svg:height="0.593cm" draw:z-index="26"><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1.018cm" svg:height="0.596cm" draw:z-index="27"><draw:object xlink:href="./Object 129" xlink:type="simple" xlink:show="embed" xlink:actuate="onLoad"/><draw:image xlink:href="./ObjectReplacements/Object 129" xlink:type="simple" xlink:show="embed" xlink:actuate="onLoad"/></draw:frame>, et on remplace la fonction objectif par :</text:p>
      <text:p text:style-name="P4"><draw:frame draw:style-name="fr1" draw:name="Objet55" text:anchor-type="as-char" svg:width="14.861cm" svg:height="0.727cm" draw:z-index="28"><draw:object xlink:href="./Object 130" xlink:type="simple" xlink:show="embed" xlink:actuate="onLoad"/><draw:image xlink:href="./ObjectReplacements/Object 130" xlink:type="simple" xlink:show="embed" xlink:actuate="onLoad"/></draw:frame></text:p>
      <text:p text:style-name="P12">En ajoutant la contrainte négative (3b), on trouve une borne inférieure à la fonction objectif. </text:p>
      <text:p text:style-name="P11"><draw:frame draw:style-name="fr1" draw:name="Objet56" text:anchor-type="as-char" svg:width="9.678cm" svg:height="0.727cm" draw:z-index="29"><draw:object xlink:href="./Object 131" xlink:type="simple" xlink:show="embed" xlink:actuate="onLoad"/><draw:image xlink:href="./ObjectReplacements/Object 131" xlink:type="simple" xlink:show="embed" xlink:actuate="onLoad"/></draw:frame></text:p>
      <text:p text:style-name="P4">On obtient donc le programme relaxé suivant :</text:p>
      <text:p text:style-name="P3"><draw:frame draw:style-name="fr1" draw:name="Objet57" text:anchor-type="as-char" svg:width="6.68cm" svg:height="5.743cm" draw:z-index="31"><draw:object xlink:href="./Object 132" xlink:type="simple" xlink:show="embed" xlink:actuate="onLoad"/><draw:image xlink:href="./ObjectReplacements/Object 132" xlink:type="simple" xlink:show="embed" xlink:actuate="onLoad"/></draw:frame></text:p>
      <text:h text:style-name="Heading_20_4" text:outline-level="4"><text:soft-page-break/>Dual lagrangien</text:h>
      <text:p text:style-name="P12">Il nous faut maintenant trouver la meilleure des bornes inférieures en maximisant notre solution trouvée. On utilise pour cela le dual lagrangien.</text:p>
      <text:p text:style-name="Text_20_body">On résout le problème <draw:frame draw:style-name="fr1" draw:name="Objet58" text:anchor-type="as-char" svg:width="3.122cm" svg:height="0.596cm" draw:z-index="32"><draw:object xlink:href="./Object 133" xlink:type="simple" xlink:show="embed" xlink:actuate="onLoad"/><draw:image xlink:href="./ObjectReplacements/Object 133" xlink:type="simple" xlink:show="embed" xlink:actuate="onLoad"/></draw:frame>, et pour tout <draw:frame draw:style-name="fr1" draw:name="Objet59" text:anchor-type="as-char" svg:width="0.443cm" svg:height="0.593cm" draw:z-index="33"><draw:object xlink:href="./Object 134" xlink:type="simple" xlink:show="embed" xlink:actuate="onLoad"/><draw:image xlink:href="./ObjectReplacements/Object 134" xlink:type="simple" xlink:show="embed" xlink:actuate="onLoad"/></draw:frame>, <draw:frame draw:style-name="fr1" draw:name="Objet60" text:anchor-type="as-char" svg:width="3.47cm" svg:height="0.7cm" draw:z-index="34"><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4.757cm" svg:height="0.596cm" draw:z-index="35"><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443cm" svg:height="0.593cm" draw:z-index="36"><draw:object xlink:href="./Object 137" xlink:type="simple" xlink:show="embed" xlink:actuate="onLoad"/><draw:image xlink:href="./ObjectReplacements/Object 137" xlink:type="simple" xlink:show="embed" xlink:actuate="onLoad"/></draw:frame>, <draw:frame draw:style-name="fr1" draw:name="Objet63" text:anchor-type="as-char" svg:width="1.997cm" svg:height="0.707cm" draw:z-index="37"><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P11"><draw:frame draw:style-name="fr1" draw:name="Objet64" text:anchor-type="as-char" svg:width="10.391cm" svg:height="0.707cm" draw:z-index="38"><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P11"><draw:frame draw:style-name="fr1" draw:name="Objet65" text:anchor-type="as-char" svg:width="3.796cm" svg:height="3.678cm" draw:z-index="39"><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1.141cm" svg:height="0.706cm" draw:z-index="68"><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661cm" svg:height="0.718cm" draw:z-index="69"><draw:object xlink:href="./Object 142" xlink:type="simple" xlink:show="embed" xlink:actuate="onLoad"/><draw:image xlink:href="./ObjectReplacements/Object 142" xlink:type="simple" xlink:show="embed" xlink:actuate="onLoad"/></draw:frame>, sachant que <draw:frame draw:style-name="fr1" draw:name="Objet70" text:anchor-type="as-char" svg:width="0.661cm" svg:height="0.718cm" draw:z-index="70"><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661cm" svg:height="0.605cm" draw:z-index="71"><draw:object xlink:href="./Object 144" xlink:type="simple" xlink:show="embed" xlink:actuate="onLoad"/><draw:image xlink:href="./ObjectReplacements/Object 144" xlink:type="simple" xlink:show="embed" xlink:actuate="onLoad"/></draw:frame>, <draw:frame draw:style-name="fr1" draw:name="Objet72" text:anchor-type="as-char" svg:width="1.485cm" svg:height="0.718cm" draw:z-index="84"><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661cm" svg:height="0.718cm" draw:z-index="87"><draw:object xlink:href="./Object 146" xlink:type="simple" xlink:show="embed" xlink:actuate="onLoad"/><draw:image xlink:href="./ObjectReplacements/Object 146" xlink:type="simple" xlink:show="embed" xlink:actuate="onLoad"/></draw:frame> où <draw:frame draw:style-name="fr1" draw:name="Objet74" text:anchor-type="as-char" svg:width="0.596cm" svg:height="0.706cm" draw:z-index="88"><draw:object xlink:href="./Object 147" xlink:type="simple" xlink:show="embed" xlink:actuate="onLoad"/><draw:image xlink:href="./ObjectReplacements/Object 147" xlink:type="simple" xlink:show="embed" xlink:actuate="onLoad"/></draw:frame> est un point qui atteint ce minimum.</text:p>
      <text:p text:style-name="Text_20_body">On a alors <draw:frame draw:style-name="fr1" draw:name="Objet75" text:anchor-type="as-char" svg:width="2.872cm" svg:height="0.718cm" draw:z-index="89"><draw:object xlink:href="./Object 148" xlink:type="simple" xlink:show="embed" xlink:actuate="onLoad"/><draw:image xlink:href="./ObjectReplacements/Object 148" xlink:type="simple" xlink:show="embed" xlink:actuate="onLoad"/></draw:frame>.</text:p>
      <text:p text:style-name="P12">La propriété du test d'optimalité nous dit que si <draw:frame draw:style-name="fr1" draw:name="Objet76" text:anchor-type="as-char" svg:width="3.84cm" svg:height="0.727cm" draw:z-index="90"><draw:object xlink:href="./Object 149" xlink:type="simple" xlink:show="embed" xlink:actuate="onLoad"/><draw:image xlink:href="./ObjectReplacements/Object 149" xlink:type="simple" xlink:show="embed" xlink:actuate="onLoad"/></draw:frame> alors <draw:frame draw:style-name="fr1" draw:name="Objet77" text:anchor-type="as-char" svg:width="0.473cm" svg:height="0.593cm" draw:z-index="91"><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443cm" svg:height="0.593cm" draw:z-index="92"><draw:object xlink:href="./Object 151" xlink:type="simple" xlink:show="embed" xlink:actuate="onLoad"/><draw:image xlink:href="./ObjectReplacements/Object 151" xlink:type="simple" xlink:show="embed" xlink:actuate="onLoad"/></draw:frame> est optimale pour le problème lagrangien.</text:p>
      <text:p text:style-name="P4">Chaque solution L(<draw:frame draw:style-name="fr1" draw:name="Objet67" text:anchor-type="as-char" svg:width="0.473cm" svg:height="0.593cm" draw:z-index="93"><draw:object xlink:href="./Object 21" xlink:type="simple" xlink:show="embed" xlink:actuate="onLoad"/><draw:image xlink:href="./ObjectReplacements/Object 21" xlink:type="simple" xlink:show="embed" xlink:actuate="onLoad"/></draw:frame>,<draw:frame draw:style-name="fr1" draw:name="Objet46" text:anchor-type="as-char" svg:width="0.443cm" svg:height="0.593cm" draw:z-index="94"><draw:object xlink:href="./Object 22" xlink:type="simple" xlink:show="embed" xlink:actuate="onLoad"/><draw:image xlink:href="./ObjectReplacements/Object 22" xlink:type="simple" xlink:show="embed" xlink:actuate="onLoad"/></draw:frame>) est une borne inférieure de la solution de la fonction objectif et L* est la meilleure. Si L(<draw:frame draw:style-name="fr1" draw:name="Objet68" text:anchor-type="as-char" svg:width="0.473cm" svg:height="0.593cm" draw:z-index="95"><draw:object xlink:href="./Object 50" xlink:type="simple" xlink:show="embed" xlink:actuate="onLoad"/><draw:image xlink:href="./ObjectReplacements/Object 50" xlink:type="simple" xlink:show="embed" xlink:actuate="onLoad"/></draw:frame>,<draw:frame draw:style-name="fr1" draw:name="Objet47" text:anchor-type="as-char" svg:width="0.443cm" svg:height="0.593cm" draw:z-index="96"><draw:object xlink:href="./Object 122" xlink:type="simple" xlink:show="embed" xlink:actuate="onLoad"/><draw:image xlink:href="./ObjectReplacements/Object 122" xlink:type="simple" xlink:show="embed" xlink:actuate="onLoad"/></draw:frame>)=<draw:frame draw:style-name="fr1" draw:name="Objet48" text:anchor-type="as-char" svg:width="0.817cm" svg:height="0.614cm" draw:z-index="100"><draw:object xlink:href="./Object 123" xlink:type="simple" xlink:show="embed" xlink:actuate="onLoad"/><draw:image xlink:href="./ObjectReplacements/Object 123" xlink:type="simple" xlink:show="embed" xlink:actuate="onLoad"/></draw:frame> alors <draw:frame draw:style-name="fr1" draw:name="Objet49" text:anchor-type="as-char" svg:width="2.529cm" svg:height="0.617cm" draw:z-index="102"><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h text:style-name="Heading_20_4" text:outline-level="4">Solution initiale</text:h>
      <text:p text:style-name="Text_20_body">Nous pouvons ici sans trop de problème utiliser une heuristique gloutonne (cherchant pour différents paramètres z) pour trouver une solution initiale. </text:p>
      <text:p text:style-name="Text_20_body">Éventuellement, nous pouvons relâcher la contrainte (3b) comme dans la relaxation lagrangienne et l'inclure dans la fonction objectif de notre programme pour trouver une solution initiale.</text:p>
      <text:h text:style-name="Heading_20_4" text:outline-level="4"><text:soft-page-break/>Température initiale et décroissance</text:h>
      <text:p text:style-name="Text_20_body">Nous pouvons utiliser les mêmes méthodes (Kirkpatrick et méthode adaptative) que dans le modèle déterministe pour déterminer la température initiale et la valeur de décroissance.</text:p>
      <text:h text:style-name="Heading_20_4" text:outline-level="4">Le modèle de réglage</text:h>
      <text:p text:style-name="Text_20_body">Pour chaque réglage nous tirons aléatoirement deux <draw:frame draw:style-name="fr1" draw:name="Objet88" text:anchor-type="as-char" svg:width="0.52cm" svg:height="0.563cm" draw:z-index="128"><draw:object xlink:href="./Object 161" xlink:type="simple" xlink:show="embed" xlink:actuate="onLoad"/><draw:image xlink:href="./ObjectReplacements/Object 161" xlink:type="simple" xlink:show="embed" xlink:actuate="onLoad"/></draw:frame>, un avec une valeur de 1 et l'autre avec une valeur de 0 pour les échanger et nous faisons rentrer ou sortir aléatoirement un autre <draw:frame draw:style-name="fr1" draw:name="Objet89" text:anchor-type="as-char" svg:width="0.52cm" svg:height="0.563cm" draw:z-index="129"><draw:object xlink:href="./Object 162" xlink:type="simple" xlink:show="embed" xlink:actuate="onLoad"/><draw:image xlink:href="./ObjectReplacements/Object 162" xlink:type="simple" xlink:show="embed" xlink:actuate="onLoad"/></draw:frame>. Nous gardons ainsi un nombre stable de rendements supérieurs au <draw:frame draw:style-name="fr1" draw:name="Objet90" text:anchor-type="as-char" svg:width="0.473cm" svg:height="0.492cm" draw:z-index="130"><draw:object xlink:href="./Object 163" xlink:type="simple" xlink:show="embed" xlink:actuate="onLoad"/><draw:image xlink:href="./ObjectReplacements/Object 163" xlink:type="simple" xlink:show="embed" xlink:actuate="onLoad"/></draw:frame>, tout en le laissant évoluer. </text:p>
      <text:h text:style-name="Heading_20_3" text:outline-level="3">Variable Neighbourghood Search (VNS)</text:h>
      <text:p text:style-name="Text_20_body">Le principe du VNS est le même que dans la partie stochastique, en remplaçant le <draw:frame draw:style-name="fr1" draw:name="Objet84" text:anchor-type="as-char" svg:width="0.462cm" svg:height="0.492cm" draw:z-index="131"><draw:object xlink:href="./Object 157" xlink:type="simple" xlink:show="embed" xlink:actuate="onLoad"/><draw:image xlink:href="./ObjectReplacements/Object 157" xlink:type="simple" xlink:show="embed" xlink:actuate="onLoad"/></draw:frame> du problème déterministe par le <draw:frame draw:style-name="fr1" draw:name="Objet85" text:anchor-type="as-char" svg:width="0.43cm" svg:height="0.492cm" draw:z-index="132"><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text:h text:style-name="Heading_20_1" text:outline-level="1">Conclusion</text:h>
      <text:p text:style-name="Text_20_body">Dans ce document, nous avons abordé deux modèles mathématiques permettant de résoudre le Problème de l'optimisation de portefeuille financier. A chaque fois nous nous sommes axé sur la minimisation du risque pour un rendement fixe (ou borné inférieurement). Nous avons cependant donné un rapide aperçu d'une formulation différente qui consiste à maximiser le revenu pour un risque borné.</text:p>
      <text:p text:style-name="Text_20_body">Pour chacun des modèles nous avons décrit les méthodes que nous implémenterons pour résoudre le problème. La prochaine étape est donc de <text:span text:style-name="T8">designer</text:span> l'architecture de notre logiciel puis de le concevoir et tester nos solutions sur des problèmes ré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7</text:page-number>/<text:page-count>17</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5</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7:17:04</dc:date>
    <meta:keyword>optimisation</meta:keyword>
    <meta:keyword>programme quadratique</meta:keyword>
    <meta:keyword>linéarisation</meta:keyword>
    <meta:keyword>lagrange</meta:keyword>
    <meta:keyword>stochastique</meta:keyword>
    <meta:editing-cycles>129</meta:editing-cycles>
    <meta:editing-duration>PT23H47M7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78" meta:page-count="17" meta:paragraph-count="254" meta:word-count="2593" meta:character-count="16999"/>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60/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61/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2/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3/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64/content.xml><?xml version="1.0" encoding="utf-8"?>
<!DOCTYPE math  PUBLIC '-//OpenOffice.org//DTD Modified W3C MathML 1.01//EN'  'math.dtd'>
<math:math xmlns:math="http://www.w3.org/1998/Math/MathML">
  <math:semantics>
    <math:mrow>
      <math:msub>
        <math:mo math:stretchy="false">λ</math:mo>
        <math:mn>2</math:mn>
      </math:msub>
      <math:mo math:stretchy="false">≥</math:mo>
      <math:mn>0</math:mn>
    </math:mrow>
    <math:annotation math:encoding="StarMath 5.0">%lambda_2 &gt;= 0</math:annotation>
  </math:semantics>
</math:math>
</file>

<file path=Object 165/content.xml><?xml version="1.0" encoding="utf-8"?>
<!DOCTYPE math  PUBLIC '-//OpenOffice.org//DTD Modified W3C MathML 1.01//EN'  'math.dtd'>
<math:math xmlns:math="http://www.w3.org/1998/Math/MathML">
  <math:semantics>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annotation math:encoding="StarMath 5.0">(%epsilon_i y_i + x_j -1 - c_ij ) &lt;= 0</math:annotation>
  </math:semantics>
</math:math>
</file>

<file path=Object 166/content.xml><?xml version="1.0" encoding="utf-8"?>
<!DOCTYPE math  PUBLIC '-//OpenOffice.org//DTD Modified W3C MathML 1.01//EN'  'math.dtd'>
<math:math xmlns:math="http://www.w3.org/1998/Math/MathML">
  <math:semantics>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annotation math:encoding="StarMath 5.0">(%delta_i y_i - c_ij)  &lt;= 0 </math:annotation>
  </math:semantics>
</math:math>
</file>

<file path=Object 1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68/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69/content.xml><?xml version="1.0" encoding="utf-8"?>
<!DOCTYPE math  PUBLIC '-//OpenOffice.org//DTD Modified W3C MathML 1.01//EN'  'math.dtd'>
<math:math xmlns:math="http://www.w3.org/1998/Math/MathML">
  <math:semantics>
    <math:msup>
      <math:mi>L</math:mi>
      <math:mtext>*</math:mtext>
    </math:msup>
    <math:annotation math:encoding="StarMath 5.0">L^"*"</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70/content.xml><?xml version="1.0" encoding="utf-8"?>
<!DOCTYPE math  PUBLIC '-//OpenOffice.org//DTD Modified W3C MathML 1.01//EN'  'math.dtd'>
<math:math xmlns:math="http://www.w3.org/1998/Math/MathML">
  <math:semantics>
    <math:mrow>
      <math:mi>L</math:mi>
      <math:mrow>
        <math:mrow>
          <math:mo math:stretchy="false">(</math:mo>
          <math:mrow>
            <math:mi>x</math:mi>
            <math:mi>,</math:mi>
            <math:msub>
              <math:mo math:stretchy="false">λ</math:mo>
              <math:mn>1</math:mn>
            </math:msub>
            <math:mi>,</math:mi>
            <math:msub>
              <math:mo math:stretchy="false">λ</math:mo>
              <math:mn>2</math:mn>
            </math:msub>
          </math:mrow>
          <math:mo math:stretchy="false">)</math:mo>
        </math:mrow>
        <math:mo math:stretchy="false">=</math:mo>
        <math:msup>
          <math:mi>c</math:mi>
          <math:mi>t</math:mi>
        </math:msup>
      </math:mrow>
      <math:mi>x</math:mi>
    </math:mrow>
    <math:annotation math:encoding="StarMath 5.0">L(x,%lambda_1 , %lambda_2) = c^t x</math:annotation>
  </math:semantics>
</math:math>
</file>

<file path=Object 171/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X''</math:annotation>
  </math:semantics>
</math:math>
</file>

<file path=Object 17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73/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174/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17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17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7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78/content.xml><?xml version="1.0" encoding="utf-8"?>
<!DOCTYPE math  PUBLIC '-//OpenOffice.org//DTD Modified W3C MathML 1.01//EN'  'math.dtd'>
<math:math xmlns:math="http://www.w3.org/1998/Math/MathML">
  <math:semantics>
    <math:mrow>
      <math:mi>K</math:mi>
      <math:mo math:stretchy="false">/</math:mo>
      <math:mn>2</math:mn>
    </math:mrow>
    <math:annotation math:encoding="StarMath 5.0">K/2</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annotation math:encoding="StarMath 5.0">L(x,%lambda_1 , %lambda_2)</math:annotation>
  </math:semantics>
</math:math>
</file>

<file path=Object 47/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 &lt;= u_max</math:annotation>
  </math:semantics>
</math:math>
</file>

<file path=Object 4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g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table>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mtr>
    </math:mtable>
    <math:annotation math:encoding="StarMath 5.0">%omega(%lambda_1,%lambda_2)= min sum from{i=1} to{n} {sum from {j=1} to {n} %sigma_{ij} c_ij}+ %lambda_1(%epsilon_i y_i + x_j -1 - c_ij ) + %lambda_2(%delta_i y_i - c_ij) 
newline
%omega(%lambda_1,%lambda_2) = min L(x,%lambda_1,%lambda_2)

</math:annotation>
  </math:semantics>
</math:math>
</file>

<file path=Object 58/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omega(%lambda_1,%lambda_2) &lt;= z*, forall %lambda_1 geslant 0 et %lambda_2 geslan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row>
            <math:mo math:stretchy="false">(</math:mo>
            <math:mrow>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